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imes1" svg:font-family="Times"/>
    <style:font-face style:name="FreeSans1" svg:font-family="FreeSans" style:font-pitch="variable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168253" draw:marker-start="" draw:marker-start-width="0.467cm" draw:marker-end="Arrow_20_concave" draw:marker-end-width="0.467cm" draw:stroke-linejoin="miter" svg:stroke-linecap="butt" draw:fill="none" fo:padding-top="0.104cm" fo:padding-bottom="0.104cm" fo:padding-left="0.104cm" fo:padding-right="0.104cm"/>
    </style:style>
    <style:style style:name="gr2" style:family="graphic" style:parent-style-name="standard">
      <style:graphic-properties draw:stroke="solid" svg:stroke-width="0.159cm" svg:stroke-color="#000000" draw:marker-start="" draw:marker-start-width="0.388cm" draw:marker-end="Arrow_20_concave" draw:marker-end-width="0.388cm" draw:stroke-linejoin="miter" svg:stroke-linecap="butt" draw:fill="none" fo:padding-top="0.078cm" fo:padding-bottom="0.078cm" fo:padding-left="0.078cm" fo:padding-right="0.078cm"/>
    </style:style>
    <style:style style:name="gr3" style:family="graphic" style:parent-style-name="standard">
      <style:graphic-properties draw:stroke="solid" svg:stroke-width="0.106cm" svg:stroke-color="#000000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4" style:family="graphic" style:parent-style-name="standard">
      <style:graphic-properties draw:stroke="solid" svg:stroke-width="0.106cm" svg:stroke-color="#000000" draw:marker-start="" draw:marker-start-width="0.309cm" draw:marker-end="Arrow_20_concave" draw:marker-end-width="0.309cm" draw:stroke-linejoin="miter" svg:stroke-linecap="butt" draw:fill="none" fo:padding-top="0.052cm" fo:padding-bottom="0.052cm" fo:padding-left="0.052cm" fo:padding-right="0.052cm"/>
    </style:style>
    <style:style style:name="gr5" style:family="graphic" style:parent-style-name="standard">
      <style:graphic-properties draw:stroke="solid" svg:stroke-width="0.159cm" svg:stroke-color="#000000" draw:marker-start="" draw:marker-start-width="0.339cm" draw:marker-end="" draw:marker-end-width="0.339cm" draw:stroke-linejoin="miter" svg:stroke-linecap="butt" draw:fill="none" fo:padding-top="0.079cm" fo:padding-bottom="0.079cm" fo:padding-left="0.079cm" fo:padding-right="0.079cm"/>
    </style:style>
    <style:style style:name="gr6" style:family="graphic" style:parent-style-name="standard">
      <style:graphic-properties draw:stroke="solid" svg:stroke-width="0.106cm" svg:stroke-color="#000000" draw:marker-start="" draw:marker-start-width="0.335cm" draw:marker-end="Arrow_20_concave" draw:marker-end-width="0.335cm" draw:stroke-linejoin="miter" svg:stroke-linecap="butt" draw:fill="none" fo:padding-top="0.053cm" fo:padding-bottom="0.053cm" fo:padding-left="0.053cm" fo:padding-right="0.053cm"/>
    </style:style>
    <style:style style:name="gr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9cm" fo:min-width="1.0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919cm" fo:min-width="2.11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8cm" fo:min-width="1.0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59cm" fo:min-width="2.8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3.8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3.48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51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315cm" fo:min-width="5.04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2.49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495cm" fo:padding-top="0cm" fo:padding-bottom="0cm" fo:padding-left="0cm" fo:padding-right="0cm"/>
      <style:paragraph-properties style:writing-mode="lr-tb"/>
    </style:style>
    <style:style style:name="gr18" style:family="graphic" style:parent-style-name="objectwithoutfill">
      <style:graphic-properties svg:stroke-width="0.106cm" svg:stroke-color="#000000" draw:marker-start="" draw:marker-start-width="0.359cm" draw:marker-end="Arrow_20_concave" draw:marker-end-width="0.4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094cm" fo:min-width="1.115cm" fo:padding-top="0cm" fo:padding-bottom="0cm" fo:padding-left="0cm" fo:padding-right="0cm"/>
      <style:paragraph-properties style:writing-mode="lr-tb"/>
    </style:style>
    <style:style style:name="gr20" style:family="graphic" style:parent-style-name="objectwithoutfill">
      <style:graphic-properties svg:stroke-width="0.106cm" svg:stroke-color="#000000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solid" svg:stroke-width="0.106cm" svg:stroke-color="#000000" draw:marker-start="" draw:marker-start-width="0.335cm" draw:marker-end="" draw:marker-end-width="0.335cm" draw:stroke-linejoin="miter" svg:stroke-linecap="butt" draw:fill="none" fo:padding-top="0.053cm" fo:padding-bottom="0.053cm" fo:padding-left="0.053cm" fo:padding-right="0.053cm"/>
    </style:style>
    <style:style style:name="gr22" style:family="graphic" style:parent-style-name="standard">
      <style:graphic-properties draw:stroke="solid" svg:stroke-width="0.106cm" svg:stroke-color="#780373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2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37cm" fo:min-width="2.75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168253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2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3.48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91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9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fo:font-size="22pt"/>
    </style:style>
    <style:style style:name="P2" style:family="paragraph">
      <loext:graphic-properties draw:fill="none"/>
      <style:text-properties fo:font-size="24pt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24pt" style:font-size-asian="20pt" style:font-size-complex="20pt"/>
    </style:style>
    <style:style style:name="P6" style:family="paragraph">
      <loext:graphic-properties draw:fill="none"/>
      <style:paragraph-properties fo:text-align="start" style:writing-mode="lr-tb"/>
      <style:text-properties fo:font-size="40pt" style:font-size-asian="32pt" style:font-size-complex="32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16pt" style:font-size-complex="16pt"/>
    </style:style>
    <style:style style:name="P8" style:family="paragraph">
      <style:paragraph-properties fo:text-align="start" style:writing-mode="lr-tb"/>
      <style:text-properties fo:color="#000000"/>
    </style:style>
    <style:style style:name="P9" style:family="paragraph">
      <loext:graphic-properties draw:fill="none"/>
      <style:paragraph-properties fo:text-align="start" style:writing-mode="lr-tb"/>
      <style:text-properties fo:color="#000000" fo:font-size="24pt" style:font-size-asian="16pt" style:font-size-complex="16pt"/>
    </style:style>
    <style:style style:name="P10" style:family="paragraph">
      <loext:graphic-properties draw:fill="none"/>
      <style:paragraph-properties fo:text-align="start" style:writing-mode="lr-tb"/>
      <style:text-properties fo:font-size="24pt" style:font-size-asian="22pt" style:font-size-complex="2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13" style:family="paragraph">
      <style:paragraph-properties fo:text-align="start" style:writing-mode="lr-tb"/>
      <style:text-properties fo:color="#800080"/>
    </style:style>
    <style:style style:name="P14" style:family="paragraph">
      <loext:graphic-properties draw:fill="none"/>
      <style:paragraph-properties fo:text-align="start" style:writing-mode="lr-tb"/>
      <style:text-properties fo:color="#800080" fo:font-size="24pt" style:font-size-asian="16pt" style:font-size-complex="16pt"/>
    </style:style>
    <style:style style:name="P15" style:family="paragraph">
      <loext:graphic-properties draw:fill="none"/>
      <style:paragraph-properties fo:text-align="start" style:writing-mode="lr-tb"/>
      <style:text-properties fo:color="#168253" fo:font-size="24pt" style:font-size-asian="16pt" style:font-size-complex="16pt"/>
    </style:style>
    <style:style style:name="P16" style:family="paragraph">
      <style:paragraph-properties fo:text-align="start" style:writing-mode="lr-tb"/>
      <style:text-properties fo:color="#168253"/>
    </style:style>
    <style:style style:name="T1" style:family="text">
      <style:text-properties fo:color="#000000" style:font-name="Times1" fo:font-size="24pt" fo:font-weight="bold" style:font-size-asian="20pt" style:font-name-complex="Times1" style:font-size-complex="20pt" style:font-weight-complex="bold"/>
    </style:style>
    <style:style style:name="T2" style:family="text">
      <style:text-properties fo:color="#000000" style:font-name="Times1" fo:font-size="40pt" fo:font-weight="bold" style:font-size-asian="32pt" style:font-name-complex="Times1" style:font-size-complex="32pt" style:font-weight-complex="bold"/>
    </style:style>
    <style:style style:name="T3" style:family="text">
      <style:text-properties fo:color="#000000" style:font-name="Times1" fo:font-size="24pt" fo:font-weight="bold" style:font-size-asian="16pt" style:font-name-complex="Times1" style:font-size-complex="16pt" style:font-weight-complex="bold"/>
    </style:style>
    <style:style style:name="T4" style:family="text">
      <style:text-properties style:font-name="Times1" fo:font-size="24pt" fo:font-weight="bold" style:font-size-asian="16pt" style:font-name-complex="Times1" style:font-size-complex="16pt" style:font-weight-complex="bold"/>
    </style:style>
    <style:style style:name="T5" style:family="text">
      <style:text-properties fo:color="#000000" style:font-name="Times1" fo:font-size="24pt" fo:font-weight="bold" style:font-size-asian="22pt" style:font-name-complex="Times1" style:font-size-complex="22pt" style:font-weight-complex="bold"/>
    </style:style>
    <style:style style:name="T6" style:family="text">
      <style:text-properties fo:color="#000000" style:font-name="Times1" fo:font-size="28pt" fo:font-weight="bold" style:font-size-asian="28pt" style:font-name-complex="Times1" style:font-size-complex="28pt" style:font-weight-complex="bold"/>
    </style:style>
    <style:style style:name="T7" style:family="text">
      <style:text-properties fo:color="#000000" style:text-position="33% 58%" style:font-name="Times1" fo:font-size="28pt" fo:font-weight="bold" style:font-size-asian="28pt" style:font-name-complex="Times1" style:font-size-complex="28pt" style:font-weight-complex="bold"/>
    </style:style>
    <style:style style:name="T8" style:family="text">
      <style:text-properties fo:color="#168253" style:font-name="Times1" fo:font-size="24pt" fo:font-weight="bold" style:font-size-asian="16pt" style:font-name-complex="Times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8.5cm" svg:y1="11.6cm" svg:x2="18.5cm" svg:y2="15.7cm">
          <text:p/>
        </draw:line>
        <draw:line draw:style-name="gr2" draw:text-style-name="P1" draw:layer="layout" svg:x1="15.6cm" svg:y1="9.3cm" svg:x2="15.6cm" svg:y2="11.6cm">
          <text:p/>
        </draw:line>
        <draw:line draw:style-name="gr3" draw:text-style-name="P2" draw:layer="layout" svg:x1="8.58cm" svg:y1="7.024cm" svg:x2="24.58cm" svg:y2="7.024cm">
          <text:p/>
        </draw:line>
        <draw:line draw:style-name="gr4" draw:text-style-name="P1" draw:layer="layout" svg:x1="12.8cm" svg:y1="4.7cm" svg:x2="12.8cm" svg:y2="9.2cm">
          <text:p/>
        </draw:line>
        <draw:line draw:style-name="gr5" draw:text-style-name="P3" draw:layer="layout" svg:x1="1.016cm" svg:y1="0.419cm" svg:x2="7.899cm" svg:y2="0.419cm">
          <text:p/>
        </draw:line>
        <draw:line draw:style-name="gr3" draw:text-style-name="P1" draw:layer="layout" svg:x1="14.141cm" svg:y1="15.753cm" svg:x2="22.346cm" svg:y2="15.741cm">
          <text:p/>
        </draw:line>
        <draw:line draw:style-name="gr3" draw:text-style-name="P2" draw:layer="layout" svg:x1="8.58cm" svg:y1="4.731cm" svg:x2="24.58cm" svg:y2="4.731cm">
          <text:p/>
        </draw:line>
        <draw:line draw:style-name="gr6" draw:text-style-name="P2" draw:layer="layout" svg:x1="8.58cm" svg:y1="4.731cm" svg:x2="11.98cm" svg:y2="4.731cm">
          <text:p/>
        </draw:line>
        <draw:g>
          <draw:frame draw:style-name="gr7" draw:text-style-name="P5" draw:layer="layout" svg:width="1.091cm" svg:height="1.237cm" svg:x="1.114cm" svg:y="2.321cm">
            <draw:text-box>
              <text:p text:style-name="P4"><text:span text:style-name="T1">81</text:span></text:p>
            </draw:text-box>
          </draw:frame>
          <draw:frame draw:style-name="gr8" draw:text-style-name="P6" draw:layer="layout" svg:width="2.119cm" svg:height="2.059cm" svg:x="2.05cm" svg:y="1.257cm">
            <draw:text-box>
              <text:p text:style-name="P4"><text:span text:style-name="T2">Tl</text:span></text:p>
            </draw:text-box>
          </draw:frame>
          <draw:frame draw:style-name="gr9" draw:text-style-name="P5" draw:layer="layout" svg:width="1.272cm" svg:height="1.237cm" svg:x="0.614cm" svg:y="0.722cm">
            <draw:text-box>
              <text:p text:style-name="P4"><text:span text:style-name="T1">208</text:span></text:p>
            </draw:text-box>
          </draw:frame>
        </draw:g>
        <draw:frame draw:style-name="gr10" draw:text-style-name="P7" draw:layer="layout" svg:width="2.38cm" svg:height="1.237cm" svg:x="8.69cm" svg:y="5.846cm">
          <draw:text-box>
            <text:p text:style-name="P4"><text:span text:style-name="T3">21.7%</text:span></text:p>
          </draw:text-box>
        </draw:frame>
        <draw:frame draw:style-name="gr11" draw:text-style-name="P7" draw:layer="layout" svg:width="2.812cm" svg:height="1.237cm" svg:x="8.685cm" svg:y="3.554cm">
          <draw:text-box>
            <text:p text:style-name="P4"><text:span text:style-name="T3">22.8%</text:span></text:p>
          </draw:text-box>
        </draw:frame>
        <draw:frame draw:style-name="gr12" draw:text-style-name="P9" draw:layer="layout" svg:width="3.833cm" svg:height="1.237cm" svg:x="21cm" svg:y="3.556cm">
          <draw:text-box>
            <text:p text:style-name="P8"><text:span text:style-name="T4">3.708 MeV</text:span></text:p>
          </draw:text-box>
        </draw:frame>
        <draw:frame draw:style-name="gr13" draw:text-style-name="P9" draw:layer="layout" svg:width="3.833cm" svg:height="1.237cm" svg:x="21cm" svg:y="5.849cm">
          <draw:text-box>
            <text:p text:style-name="P8"><text:span text:style-name="T4">3.475 MeV</text:span></text:p>
          </draw:text-box>
        </draw:frame>
        <draw:frame draw:style-name="gr14" draw:text-style-name="P7" draw:layer="layout" svg:width="2.512cm" svg:height="1.237cm" svg:x="17.788cm" svg:y="15.688cm">
          <draw:text-box>
            <text:p text:style-name="P4"><text:span text:style-name="T3">100%</text:span></text:p>
          </draw:text-box>
        </draw:frame>
        <draw:frame draw:style-name="gr15" draw:text-style-name="P10" draw:layer="layout" svg:width="5.048cm" svg:height="1.315cm" svg:x="8.558cm" svg:y="15.226cm">
          <draw:text-box>
            <text:p text:style-name="P4"><text:span text:style-name="T5">Q = 4.99 MeV</text:span></text:p>
          </draw:text-box>
        </draw:frame>
        <draw:line draw:style-name="gr6" draw:text-style-name="P2" draw:layer="layout" svg:x1="8.581cm" svg:y1="7.015cm" svg:x2="11.981cm" svg:y2="7.015cm">
          <text:p/>
        </draw:line>
        <draw:frame draw:style-name="gr16" draw:text-style-name="P7" draw:layer="layout" svg:width="2.766cm" svg:height="1.237cm" svg:x="25.474cm" svg:y="4.037cm">
          <draw:text-box>
            <text:p text:style-name="P4"><text:span text:style-name="T3">&lt;100 ps</text:span></text:p>
          </draw:text-box>
        </draw:frame>
        <draw:frame draw:style-name="gr17" draw:text-style-name="P7" draw:layer="layout" svg:width="2.495cm" svg:height="1.237cm" svg:x="25.475cm" svg:y="6.291cm">
          <draw:text-box>
            <text:p text:style-name="P4"><text:span text:style-name="T3">4 ps</text:span></text:p>
          </draw:text-box>
        </draw:frame>
        <draw:line draw:style-name="gr18" draw:text-style-name="P11" draw:layer="layout" svg:x1="7.9cm" svg:y1="0.4cm" svg:x2="8.6cm" svg:y2="2cm">
          <text:p/>
        </draw:line>
        <draw:frame draw:style-name="gr19" draw:text-style-name="P12" draw:layer="layout" svg:width="1.115cm" svg:height="1.436cm" svg:x="8.7cm" svg:y="0.606cm">
          <draw:text-box>
            <text:p text:style-name="P4"><text:span text:style-name="T6">β</text:span><text:span text:style-name="T7">-</text:span></text:p>
          </draw:text-box>
        </draw:frame>
        <draw:line draw:style-name="gr20" draw:text-style-name="P11" draw:layer="layout" svg:x1="7.874cm" svg:y1="3.174cm" svg:x2="8.574cm" svg:y2="4.774cm">
          <text:p/>
        </draw:line>
        <draw:line draw:style-name="gr20" draw:text-style-name="P11" draw:layer="layout" svg:x1="7.874cm" svg:y1="5.474cm" svg:x2="8.574cm" svg:y2="7.074cm">
          <text:p/>
        </draw:line>
        <draw:line draw:style-name="gr21" draw:text-style-name="P2" draw:layer="layout" svg:x1="8.554cm" svg:y1="9.298cm" svg:x2="12.378cm" svg:y2="9.298cm">
          <text:p/>
        </draw:line>
        <draw:line draw:style-name="gr22" draw:text-style-name="P2" draw:layer="layout" svg:x1="8.554cm" svg:y1="9.298cm" svg:x2="24.554cm" svg:y2="9.298cm">
          <text:p/>
        </draw:line>
        <draw:frame draw:style-name="gr10" draw:text-style-name="P7" draw:layer="layout" svg:width="2.38cm" svg:height="1.237cm" svg:x="8.664cm" svg:y="8.12cm">
          <draw:text-box>
            <text:p text:style-name="P4"><text:span text:style-name="T3">51%</text:span></text:p>
          </draw:text-box>
        </draw:frame>
        <draw:frame draw:style-name="gr13" draw:text-style-name="P14" draw:layer="layout" svg:width="3.833cm" svg:height="1.237cm" svg:x="21cm" svg:y="8.123cm">
          <draw:text-box>
            <text:p text:style-name="P13"><text:span text:style-name="T4">3.198 MeV</text:span></text:p>
          </draw:text-box>
        </draw:frame>
        <draw:frame draw:style-name="gr23" draw:text-style-name="P7" draw:layer="layout" svg:width="2.754cm" svg:height="1.237cm" svg:x="11.874cm" svg:y="9.259cm">
          <draw:text-box>
            <text:p text:style-name="P4"><text:span text:style-name="T3">22,1%</text:span></text:p>
          </draw:text-box>
        </draw:frame>
        <draw:line draw:style-name="gr6" draw:text-style-name="P2" draw:layer="layout" svg:x1="8.555cm" svg:y1="9.311cm" svg:x2="11.955cm" svg:y2="9.311cm">
          <text:p/>
        </draw:line>
        <draw:frame draw:style-name="gr17" draw:text-style-name="P14" draw:layer="layout" svg:width="2.495cm" svg:height="1.237cm" svg:x="25.449cm" svg:y="8.565cm">
          <draw:text-box>
            <text:p text:style-name="P13"><text:span text:style-name="T4">294 ps</text:span></text:p>
          </draw:text-box>
        </draw:frame>
        <draw:line draw:style-name="gr20" draw:text-style-name="P11" draw:layer="layout" svg:x1="7.848cm" svg:y1="7.748cm" svg:x2="8.548cm" svg:y2="9.348cm">
          <text:p/>
        </draw:line>
        <draw:line draw:style-name="gr24" draw:text-style-name="P2" draw:layer="layout" svg:x1="8.554cm" svg:y1="11.605cm" svg:x2="24.554cm" svg:y2="11.605cm">
          <text:p/>
        </draw:line>
        <draw:line draw:style-name="gr6" draw:text-style-name="P2" draw:layer="layout" svg:x1="8.554cm" svg:y1="11.605cm" svg:x2="11.954cm" svg:y2="11.605cm">
          <text:p/>
        </draw:line>
        <draw:frame draw:style-name="gr11" draw:text-style-name="P7" draw:layer="layout" svg:width="2.812cm" svg:height="1.237cm" svg:x="8.659cm" svg:y="10.428cm">
          <draw:text-box>
            <text:p text:style-name="P4"><text:span text:style-name="T3">0.03%</text:span></text:p>
          </draw:text-box>
        </draw:frame>
        <draw:frame draw:style-name="gr25" draw:text-style-name="P15" draw:layer="layout" svg:width="3.833cm" svg:height="1.237cm" svg:x="21cm" svg:y="10.43cm">
          <draw:text-box>
            <text:p text:style-name="P4"><text:span text:style-name="T8">2.614 MeV</text:span></text:p>
          </draw:text-box>
        </draw:frame>
        <draw:frame draw:style-name="gr16" draw:text-style-name="P7" draw:layer="layout" svg:width="2.495cm" svg:height="1.237cm" svg:x="25.448cm" svg:y="10.911cm">
          <draw:text-box>
            <text:p text:style-name="P4"><text:span text:style-name="T3">17 ps</text:span></text:p>
          </draw:text-box>
        </draw:frame>
        <draw:line draw:style-name="gr20" draw:text-style-name="P11" draw:layer="layout" svg:x1="7.848cm" svg:y1="10.048cm" svg:x2="8.548cm" svg:y2="11.648cm">
          <text:p/>
        </draw:line>
        <draw:frame draw:style-name="gr23" draw:text-style-name="P7" draw:layer="layout" svg:width="2.754cm" svg:height="1.237cm" svg:x="15cm" svg:y="11.563cm">
          <draw:text-box>
            <text:p text:style-name="P4"><text:span text:style-name="T3">86%</text:span></text:p>
          </draw:text-box>
        </draw:frame>
        <draw:g>
          <draw:frame draw:style-name="gr7" draw:text-style-name="P5" draw:layer="layout" svg:width="1.091cm" svg:height="1.237cm" svg:x="14.715cm" svg:y="18.521cm">
            <draw:text-box>
              <text:p text:style-name="P4"><text:span text:style-name="T1">82</text:span></text:p>
            </draw:text-box>
          </draw:frame>
          <draw:frame draw:style-name="gr8" draw:text-style-name="P6" draw:layer="layout" svg:width="2.119cm" svg:height="2.059cm" svg:x="15.651cm" svg:y="17.457cm">
            <draw:text-box>
              <text:p text:style-name="P4"><text:span text:style-name="T2">Pb</text:span></text:p>
            </draw:text-box>
          </draw:frame>
          <draw:frame draw:style-name="gr9" draw:text-style-name="P5" draw:layer="layout" svg:width="1.272cm" svg:height="1.237cm" svg:x="14.215cm" svg:y="16.922cm">
            <draw:text-box>
              <text:p text:style-name="P4"><text:span text:style-name="T1">208</text:span></text:p>
            </draw:text-box>
          </draw:frame>
        </draw:g>
        <draw:frame draw:style-name="gr26" draw:text-style-name="P9" draw:layer="layout" svg:width="1.917cm" svg:height="1.237cm" draw:transform="rotate (-1.5707963267949) translate (14.14cm 4.983cm)">
          <draw:text-box>
            <text:p text:style-name="P8"><text:span text:style-name="T4">0.511</text:span></text:p>
          </draw:text-box>
        </draw:frame>
        <draw:frame draw:style-name="gr27" draw:text-style-name="P9" draw:layer="layout" svg:width="1.916cm" svg:height="1.237cm" draw:transform="rotate (-1.5707963267949) translate (16.941cm 9.484cm)">
          <draw:text-box>
            <text:p text:style-name="P8"><text:span text:style-name="T4">0.583</text:span></text:p>
          </draw:text-box>
        </draw:frame>
        <draw:frame draw:style-name="gr27" draw:text-style-name="P15" draw:layer="layout" svg:width="1.916cm" svg:height="1.237cm" draw:transform="rotate (-1.5707963267949) translate (19.942cm 12.584cm)">
          <draw:text-box>
            <text:p text:style-name="P16"><text:span text:style-name="T4">2.61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1" svg:font-family="Times"/>
    <style:font-face style:name="FreeSans1" svg:font-family="FreeSans" style:font-pitch="variable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4T13:58:50.266197358</meta:creation-date>
    <dc:date>2020-08-01T10:06:25.370322100</dc:date>
    <meta:editing-duration>PT42M51S</meta:editing-duration>
    <meta:editing-cycles>11</meta:editing-cycles>
    <meta:generator>LibreOffice/6.4.5.2$Linux_X86_64 LibreOffice_project/40$Build-2</meta:generator>
    <meta:document-statistic meta:object-count="47"/>
  </office:meta>
</office:document-meta>
</file>